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3cm" fo:min-width="4.027cm"/>
    </style:style>
    <style:style style:name="gr2" style:family="graphic" style:parent-style-name="standard">
      <style:graphic-properties draw:textarea-horizontal-align="justify" draw:textarea-vertical-align="middle" draw:auto-grow-height="false" fo:min-height="1.143cm" fo:min-width="4.0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27cm" svg:height="1.143cm" svg:x="7.609cm" svg:y="2.905cm">
          <text:p text:style-name="P1">globalpom-par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026cm" svg:height="1.143cm" svg:x="2.562cm" svg:y="9.982cm">
          <text:p text:style-name="P1">globalpom-log</text:p>
          <draw:enhanced-geometry svg:viewBox="0 0 21600 21600" draw:type="rectangle" draw:enhanced-path="M 0 0 L 21600 0 21600 21600 0 21600 0 0 Z N"/>
        </draw:custom-shape>
        <draw:connector draw:style-name="Parent_20_Line" draw:layer="layout" svg:x1="4.575cm" svg:y1="9.982cm" svg:x2="7.609cm" svg:y2="3.476cm" draw:start-shape="id1" draw:start-glue-point="0" draw:end-shape="id2" draw:end-glue-point="3" svg:d="M4575 9982v-6506h3034" svg:viewBox="0 0 3035 6507">
          <text:p/>
        </draw:connector>
        <draw:custom-shape draw:style-name="gr1" draw:text-style-name="P1" xml:id="id5" draw:id="id5" draw:layer="layout" svg:width="4.027cm" svg:height="1.143cm" svg:x="7.609cm" svg:y="8.225cm">
          <text:p text:style-name="P1">globalpom-groovy-osgi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027cm" svg:height="1.143cm" svg:x="7.609cm" svg:y="6.469cm">
          <text:p text:style-name="P1">globalpom-groov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26cm" svg:height="1.143cm" svg:x="7.609cm" svg:y="4.712cm">
          <text:p text:style-name="P1">globalpom-groovy-base</text:p>
          <draw:enhanced-geometry svg:viewBox="0 0 21600 21600" draw:type="rectangle" draw:enhanced-path="M 0 0 L 21600 0 21600 21600 0 21600 0 0 Z N"/>
        </draw:custom-shape>
        <draw:connector draw:style-name="Parent_20_Line" draw:layer="layout" svg:x1="9.622cm" svg:y1="4.712cm" svg:x2="9.622cm" svg:y2="4.048cm" draw:start-shape="id3" draw:start-glue-point="0" draw:end-shape="id2" draw:end-glue-point="2" svg:d="M9622 4712v-664" svg:viewBox="0 0 1 665">
          <text:p/>
        </draw:connector>
        <draw:connector draw:style-name="Parent_20_Line" draw:layer="layout" svg:x1="9.622cm" svg:y1="6.469cm" svg:x2="9.622cm" svg:y2="5.855cm" draw:start-shape="id4" draw:start-glue-point="0" draw:end-shape="id3" draw:end-glue-point="2" svg:d="M9622 6469v-614" svg:viewBox="0 0 1 615">
          <text:p/>
        </draw:connector>
        <draw:connector draw:style-name="Parent_20_Line" draw:layer="layout" svg:x1="9.622cm" svg:y1="8.225cm" svg:x2="9.622cm" svg:y2="7.612cm" draw:start-shape="id5" draw:start-glue-point="0" draw:end-shape="id4" draw:end-glue-point="2" svg:d="M9622 8225v-613" svg:viewBox="0 0 1 614">
          <text:p/>
        </draw:connector>
        <draw:custom-shape draw:style-name="gr1" draw:text-style-name="P1" xml:id="id6" draw:id="id6" draw:layer="layout" svg:width="4.027cm" svg:height="1.143cm" svg:x="7.609cm" svg:y="9.982cm">
          <text:p text:style-name="P1">globalpom-groovytestutils</text:p>
          <draw:enhanced-geometry svg:viewBox="0 0 21600 21600" draw:type="rectangle" draw:enhanced-path="M 0 0 L 21600 0 21600 21600 0 21600 0 0 Z N"/>
        </draw:custom-shape>
        <draw:connector draw:style-name="Parent_20_Line" draw:layer="layout" svg:x1="9.622cm" svg:y1="9.982cm" svg:x2="9.622cm" svg:y2="9.368cm" draw:start-shape="id6" draw:start-glue-point="0" draw:end-shape="id5" draw:end-glue-point="2" svg:d="M9622 9982v-614" svg:viewBox="0 0 1 615">
          <text:p/>
        </draw:connector>
        <draw:connector draw:style-name="Dependency_20_Line" draw:layer="layout" draw:type="lines" svg:x1="6.588cm" svg:y1="10.553cm" svg:x2="7.609cm" svg:y2="10.553cm" draw:start-shape="id1" draw:start-glue-point="1" draw:end-shape="id6" draw:end-glue-point="3" svg:d="M6588 10553h526-32 527" svg:viewBox="0 0 102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draw:textarea-vertical-align="middle" draw:fit-to-size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ent_20_Line" style:display-name="Parent Line" style:family="graphic" style:parent-style-name="standard">
      <style:graphic-properties draw:marker-end="Triangle_20_unfilled"/>
    </style:style>
    <style:style style:name="Dependency_20_Line" style:display-name="Dependency Line" style:family="graphic" style:parent-style-name="standard">
      <style:graphic-properties draw:stroke="dash" draw:stroke-dash="Fine_20_Dashed" draw:marker-end="Arrow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5:10:04.842242843</meta:creation-date>
    <dc:date>2018-09-28T15:27:46.321570272</dc:date>
    <meta:editing-duration>PT7M1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